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start-width="0.2cm"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none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99" draw:textarea-horizontal-align="center" draw:textarea-vertical-align="middle"/>
    </style:style>
    <style:style style:name="gr1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fill-color="#ffff99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2.75cm" svg:height="1.5cm" svg:x="1.5cm" svg:y="1.5cm">
          <text:p text:style-name="P1"><text:span text:style-name="T1">Serveur</text:span></text:p>
          <text:p text:style-name="P1"><text:span text:style-name="T1">AMQ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1.5cm" svg:x="6.6cm" svg:y="1.5cm">
          <text:p text:style-name="P1"><text:span text:style-name="T1">AmqpFa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25cm" svg:y1="2.25cm" svg:x2="6.6cm" svg:y2="2.25cm" draw:start-shape="id1" draw:start-glue-point="1" draw:end-shape="id2" draw:end-glue-point="3" svg:d="m4250 2250h2350">
          <text:p/>
        </draw:connector>
        <draw:custom-shape draw:style-name="gr4" draw:text-style-name="P2" draw:id="id3" draw:layer="layout" svg:width="2.75cm" svg:height="1.25cm" svg:x="8cm" svg:y="5cm">
          <text:p text:style-name="P1"><text:span text:style-name="T1">Bus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375cm" svg:y1="5cm" svg:x2="13.4cm" svg:y2="3cm" draw:start-shape="id3" draw:start-glue-point="0" draw:end-shape="id4" draw:end-glue-point="2" svg:d="m9375 5000 4025-2000">
          <text:p/>
        </draw:connector>
        <draw:custom-shape draw:style-name="gr6" draw:text-style-name="P1" draw:id="id6" draw:layer="layout" svg:width="3.25cm" svg:height="1.25cm" svg:x="7.75cm" svg:y="7.05cm">
          <text:p text:style-name="P1">Backup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5" draw:layer="layout" svg:width="3.25cm" svg:height="1.3cm" svg:x="7.75cm" svg:y="9.25cm">
          <text:p text:style-name="P1">Socket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375cm" svg:y1="9.25cm" svg:x2="9.375cm" svg:y2="8.3cm" draw:start-shape="id5" draw:start-glue-point="0" draw:end-shape="id6" draw:end-glue-point="2" svg:d="m9375 9250v-950">
          <text:p/>
        </draw:connector>
        <draw:connector draw:style-name="gr5" draw:text-style-name="P1" draw:layer="layout" draw:type="line" svg:x1="9.375cm" svg:y1="7.05cm" svg:x2="9.375cm" svg:y2="6.25cm" draw:start-shape="id6" draw:start-glue-point="0" draw:end-shape="id3" draw:end-glue-point="2" svg:d="m9375 7050v-800">
          <text:p/>
        </draw:connector>
        <draw:custom-shape draw:style-name="gr8" draw:text-style-name="P1" draw:layer="layout" svg:width="5cm" svg:height="2cm" svg:x="7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cm" svg:height="1cm" svg:x="11.25cm" svg:y="7.178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line" svg:x1="11cm" svg:y1="7.675cm" svg:x2="11.25cm" svg:y2="7.678cm" draw:start-shape="id6" draw:start-glue-point="1" draw:end-shape="id7" draw:end-glue-point="6" svg:d="m11000 7675 250 3">
          <text:p/>
        </draw:connector>
        <draw:custom-shape draw:style-name="gr7" draw:text-style-name="P1" draw:id="id8" draw:layer="layout" svg:width="3.75cm" svg:height="1.25cm" svg:x="15.105cm" svg:y="5cm">
          <text:p text:style-name="P1">QueueSubscri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3.4cm" svg:y1="3cm" svg:x2="16.98cm" svg:y2="5cm" draw:start-shape="id4" draw:start-glue-point="2" draw:end-shape="id8" draw:end-glue-point="0" svg:d="m13400 3000 3580 2000">
          <text:p/>
        </draw:connector>
        <draw:custom-shape draw:style-name="gr2" draw:text-style-name="P2" draw:id="id4" draw:layer="layout" svg:width="3cm" svg:height="1.5cm" svg:x="11.9cm" svg:y="1.5cm">
          <text:p text:style-name="P1"><text:span text:style-name="T1">Vigilo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9.6cm" svg:y1="2.25cm" svg:x2="11.9cm" svg:y2="2.25cm" draw:start-shape="id2" draw:start-glue-point="1" draw:end-shape="id4" draw:end-glue-point="3" svg:d="m9600 2250h2300">
          <text:p/>
        </draw:connector>
        <draw:custom-shape draw:style-name="gr6" draw:text-style-name="P1" draw:id="id9" draw:layer="layout" svg:width="3.666cm" svg:height="1.25cm" svg:x="15.147cm" svg:y="7.038cm">
          <text:p text:style-name="P1">Message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10" draw:layer="layout" svg:width="3.75cm" svg:height="1.25cm" svg:x="15.105cm" svg:y="9.3cm">
          <text:p text:style-name="P1"><text:span text:style-name="T1">processMessage()</text:span></text:p>
          <text:p text:style-name="P1"><text:span text:style-name="T2">(méth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6.98cm" svg:y1="6.25cm" svg:x2="16.98cm" svg:y2="7.038cm" draw:start-shape="id8" draw:start-glue-point="2" draw:end-shape="id9" draw:end-glue-point="0" svg:d="m16980 6250v788">
          <text:p/>
        </draw:connector>
        <draw:connector draw:style-name="gr10" draw:text-style-name="P1" draw:layer="layout" draw:type="line" svg:x1="16.98cm" svg:y1="8.288cm" svg:x2="16.98cm" svg:y2="9.3cm" draw:start-shape="id9" draw:start-glue-point="2" draw:end-shape="id10" svg:d="m16980 8288v1012">
          <text:p/>
        </draw:connector>
        <draw:custom-shape draw:style-name="gr13" draw:text-style-name="P3" draw:layer="layout" svg:width="3cm" svg:height="3.25cm" svg:x="1.65cm" svg:y="7.2cm">
          <text:p text:style-name="P1"><text:span text:style-name="T3">Légende :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85cm" svg:height="0.55cm" svg:x="1.8cm" svg:y="7.9cm">
          <text:p text:style-name="P4"><text:span text:style-name="T4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85cm" svg:height="0.55cm" svg:x="1.8cm" svg:y="8.6cm">
          <text:p text:style-name="P4"><text:span text:style-name="T4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35cm" svg:height="0.9cm" svg:x="1.8cm" svg:y="9.3cm">
          <text:p text:style-name="P4"><text:span text:style-name="T4">Consumer et</text:span></text:p>
          <text:p text:style-name="P4"><text:span text:style-name="T4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rélien BOMPARD</meta:initial-creator>
    <meta:creation-date>2012-05-25T16:50:11</meta:creation-date>
    <meta:generator>OpenOffice.org/3.2$Linux OpenOffice.org_project/320m15$Build-9492</meta:generator>
    <dc:date>2012-05-25T17:17:02</dc:date>
    <dc:creator>Aurélien BOMPARD</dc:creator>
    <meta:editing-duration>PT00H26M55S</meta:editing-duration>
    <meta:editing-cycles>2</meta:editing-cycles>
    <meta:document-statistic meta:object-count="24"/>
  </office:meta>
</office:document-meta>
</file>